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b9b2" officeooo:paragraph-rsid="000fb9b2"/>
    </style:style>
    <style:style style:name="P2" style:family="paragraph" style:parent-style-name="Standard">
      <style:text-properties fo:font-weight="bold" officeooo:rsid="000fb9b2" officeooo:paragraph-rsid="000fb9b2" style:font-weight-asian="bold" style:font-weight-complex="bold"/>
    </style:style>
    <style:style style:name="P3" style:family="paragraph" style:parent-style-name="Standard">
      <style:text-properties fo:font-weight="bold" officeooo:rsid="0010acae" officeooo:paragraph-rsid="0010acae" style:font-weight-asian="bold" style:font-weight-complex="bold"/>
    </style:style>
    <style:style style:name="P4" style:family="paragraph" style:parent-style-name="Standard">
      <style:text-properties fo:font-weight="bold" officeooo:rsid="0012ac19" officeooo:paragraph-rsid="0012ac19" style:font-weight-asian="bold" style:font-weight-complex="bold"/>
    </style:style>
    <style:style style:name="P5" style:family="paragraph" style:parent-style-name="Standard">
      <style:text-properties officeooo:rsid="0010acae" officeooo:paragraph-rsid="0010acae"/>
    </style:style>
    <style:style style:name="P6" style:family="paragraph" style:parent-style-name="Standard">
      <style:text-properties officeooo:rsid="0012ac19" officeooo:paragraph-rsid="0012ac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EL EVALUATION AND SELECTION</text:p>
      <text:p text:style-name="P1">When we began working with supervised machine learning methods, we evaluated a classifier's performance using its accuracy.</text:p>
      <text:p text:style-name="P1">Play video starting at ::15 and follow transcript0:15</text:p>
      <text:p text:style-name="P1">Accuracy, as you might recall, is the fraction of samples that were classified correctly. That is, where the classifier's predicted label matched the correct or true label.</text:p>
      <text:p text:style-name="P1">Play video starting at ::27 and follow transcript0:27</text:p>
      <text:p text:style-name="P1">We also evaluated a regression model's performance using the default r squared metric.</text:p>
      <text:p text:style-name="P1">Play video starting at ::33 and follow transcript0:33</text:p>
      <text:p text:style-name="P1">In this module, you'll learn why measures like accuracy, which are simple and easy to understand, also have drawbacks. In that they don't give a complete enough picture of a supervised learning model's performance. And may not be the right metric for measuring success in your application.</text:p>
      <text:p text:style-name="P1">Play video starting at ::52 and follow transcript0:52</text:p>
      <text:p text:style-name="P1">So we're going to cover several additional evaluation metrics beyond accuracy. We'll see how they're defined, what the motivation is for using them, and how to use them scikit-learn to get a better picture of how well A supervised model is doing on a given data set. You'll also learn how about to choose the right evaluation matrix for your application that can help you select the best model or find the optimal parameters.</text:p>
      <text:p text:style-name="P1">Play video starting at :1:19 and follow transcript1:19</text:p>
      <text:p text:style-name="P1">So let's return for a moment to this workflow diagram that we introduced earlier in the course.</text:p>
      <text:p text:style-name="P1">Play video starting at :1:25 and follow transcript1:25</text:p>
      <text:p text:style-name="P1">You see that evaluation is a key part of this development cycle in applied machine learning.</text:p>
      <text:p text:style-name="P1">Play video starting at :1:31 and follow transcript1:31</text:p>
      <text:p text:style-name="P1">Once a model is trained, the evaluation step provides critical feedback on the trained model's performance characteristics. Particularly those that might be important for your application.</text:p>
      <text:p text:style-name="P1">Play video starting at :1:43 and follow transcript1:43</text:p>
      <text:p text:style-name="P1">The results of the evaluation step, for example, might help you understand which data instances are being classified or predicted incorrectly. Which might in turn suggest better features or different kernel function or other refinements to your learning model in the feature and model refinement phase.</text:p>
      <text:p text:style-name="P1">Play video starting at :2: and follow transcript2:00</text:p>
      <text:p text:style-name="P1">As we discussed earlier, the objective function that's optimized during the training phase may be a different, what's called a surrogate metric. That's easier to use in practice for optimization purposes than what's used for the evaluation metric. For example, a commercial search engine might use a ranking algorithm that is trained to recommend relevant web pages that best match a query. In other words, trying to predict a relevant label for a page. And that might be the objective in the training phase. But there are many evaluation methods in the evaluation phase that could be applied to measure aspects of that search engine's performance using that ranking algorithm, that are important to the search company's business, for example. Such as how many unique users the system sees per day. Or how long the typical user search session is and so on.</text:p>
      <text:p text:style-name="P1">Play video starting at :2:55 and follow transcript2:55</text:p>
      <text:p text:style-name="P1">So the evaluation measures are the ones that in the end are used to select between different trained models or settings.</text:p>
      <text:p text:style-name="P1">Play video starting at :3:4 and follow transcript3:04</text:p>
      <text:p text:style-name="P1">Actually commercial search applications typically use a scorecard of multiple evaluation metrics to make important business decisions. Or development decisions about what models are chosen for use.</text:p>
      <text:p text:style-name="P1">Play video starting at :3:17 and follow transcript3:17</text:p>
      <text:p text:style-name="P1">So it's very important to choose evaluation methods that match the goal of your application.</text:p>
      <text:p text:style-name="P1">Play video starting at :3:23 and follow transcript3:23</text:p>
      <text:p text:style-name="P1">For predicting the correct digit from a handwritten image, let's say, where each digit is equally likely, then accuracy may be a sufficient metric.</text:p>
      <text:p text:style-name="P1"><text:soft-page-break/>Play video starting at :3:32 and follow transcript3:32</text:p>
      <text:p text:style-name="P1">However, there are other possible aspects of evaluation of model performance that are beyond average accuracy that may be critical to measure. For example, in a health application that uses a classifier to detect tumors in a medical image, we may want the classifier to error on the side of caution. And flag anything that even has a small chance of being cancerous. Even if it means sometimes incorrectly classifying healthy tissue as diseased.</text:p>
      <text:p text:style-name="P1">Play video starting at :3:59 and follow transcript3:59</text:p>
      <text:p text:style-name="P1">In this case, the classifier evaluation method would try to reduce what are called false negative predictions.</text:p>
      <text:p text:style-name="P1">Play video starting at :4:6 and follow transcript4:06</text:p>
      <text:p text:style-name="P1">We'll look at this in more detail shortly.</text:p>
      <text:p text:style-name="P1">Play video starting at :4:9 and follow transcript4:09</text:p>
      <text:p text:style-name="P1">More generally, your application goal might be based on very different metrics, such as user satisfaction, amount of revenue to your page, or increase in patient survival rates.</text:p>
      <text:p text:style-name="P1">Play video starting at :4:21 and follow transcript4:21</text:p>
      <text:p text:style-name="P1">So in the end, you'll be selecting the model or parameter settings that optimize those end evaluation metrics that are important to your goal.</text:p>
      <text:p text:style-name="P1">Play video starting at :4:31 and follow transcript4:31</text:p>
      <text:p text:style-name="P1">So in this module, we'll be focusing first on the widely used case of evaluating binary classification. And then we'll look at evaluation for the more general case of multi-class evaluation as well as regression.</text:p>
      <text:p text:style-name="P1">Play video starting at :4:46 and follow transcript4:46</text:p>
      <text:p text:style-name="P1">Before we start defining and using some evaluation metrics for binary classification, lets start by looking at example of why just looking at accuracy may not be enough to gain a good picture of what a classifier's doing.</text:p>
      <text:p text:style-name="P1">Play video starting at :5: and follow transcript5:00</text:p>
      <text:p text:style-name="P1">It'll also show us how knowing more about the types of errors a learning algorithm makes can help us get a better picture of a model's predictive performance.</text:p>
      <text:p text:style-name="P1">Play video starting at :5:9 and follow transcript5:09</text:p>
      <text:p text:style-name="P1">First, let's consider the case where we have a binary classification task, where there are a lot of instances labeled with the negative class. But only a few instances that belong to the positive class.</text:p>
      <text:p text:style-name="P1">Play video starting at :5:20 and follow transcript5:20</text:p>
      <text:p text:style-name="P1">For example, we might see this scenario in online search or recommender systems. Where the system has to predict whether or not to display an advertisement or product suggestion.</text:p>
      <text:p text:style-name="P1">Play video starting at :5:31 and follow transcript5:31</text:p>
      <text:p text:style-name="P1">Or show a query suggestion or item on a page that's likely to be relevant given a user's query and what they clicked on in the past and so on. So those would be the positive examples. But of course there are many, many irrelevant items that are in the negative class that don't make sense to show a user. And so this is called an imbalanced class scenario.</text:p>
      <text:p text:style-name="P1">Play video starting at :5:56 and follow transcript5:56</text:p>
      <text:p text:style-name="P1">Another example might be datasets of credit card transactions. Where the vast majority of transactions are classified as normal and not fraud</text:p>
      <text:p text:style-name="P1">Play video starting at :6:5 and follow transcript6:05</text:p>
      <text:p text:style-name="P1">with a small minority of transactions that could be classified as fraudulent.</text:p>
      <text:p text:style-name="P1">Play video starting at :6:12 and follow transcript6:12</text:p>
      <text:p text:style-name="P1">These situations, which also apply to multi-class classification problems, involve datasets that have imbalanced classes. Imbalanced classes are very common in machine learning scenarios, so it's important to understand how to work with them.</text:p>
      <text:p text:style-name="P1">Play video starting at :6:27 and follow transcript6:27</text:p>
      <text:p text:style-name="P1">In particular, let's assume that we have an e-commerce application. Where for every 1,000 randomly sampled product items, one of them is relevant to a user's need and the other 999 are not relevant.</text:p>
      <text:p text:style-name="P1">Play video starting at :6:42 and follow transcript6:42</text:p>
      <text:p text:style-name="P1"><text:soft-page-break/>So recall that accuracy computed over a set of instances is just the number of instances where the classifier's label prediction was correct divided by the total number of instances.</text:p>
      <text:p text:style-name="P1">Play video starting at :6:55 and follow transcript6:55</text:p>
      <text:p text:style-name="P1">Let's suppose you develop a classifier for predicting relevant e-commerce items. And after you've finished the development, you measure its accuracy on the test set to be 99.9%. At first, that might seem to be amazingly good, right? That's incredibly close to perfect.</text:p>
      <text:p text:style-name="P1">Play video starting at :7:15 and follow transcript7:15</text:p>
      <text:p text:style-name="P1">But let's compare that to a dummy classifier that always just predicts the most likely class, namely, the not relevant class. In other words, no matter what the actual instance is, the dummy classifier will always predict that an item is not relevant.</text:p>
      <text:p text:style-name="P1">Play video starting at :7:32 and follow transcript7:32</text:p>
      <text:p text:style-name="P1">So if we have a test set that has 1,000 items, on average 999 of them will be not relevant anyway. So our dummy classifier will correctly predict the not relevant label for all of those 999 items. And so the accuracy of the dummy classifier is also going to be 99.9%. So in reality our own classifier's performance isn't impressive at all. It's no better than just always predicting The majority class without even looking at the data. Let's take a look at another example of classification with imbalanced classes on a real dataset using our notebook.</text:p>
      <text:p text:style-name="P1">Play video starting at :8:11 and follow transcript8:11</text:p>
      <text:p text:style-name="P1">I'll start here using the digits dataset, which has images of handwritten digits labeled with ten classes, representing the digits zero through nine.</text:p>
      <text:p text:style-name="P1">Play video starting at :8:22 and follow transcript8:22</text:p>
      <text:p text:style-name="P1">As we can see by letting the dataset and then computing the count of instances in each class, using numpy's bin count method. There are roughly the same number of instances in each class. So this dataset has balanced classes.</text:p>
      <text:p text:style-name="P1">Play video starting at :8:38 and follow transcript8:38</text:p>
      <text:p text:style-name="P1">However with this digits dataset, now what we're going to do is create a new dataset with two imbalanced classes. By labelling all digits that are not the digit 1 as the negative class with label 0, and digits that are 1 as the positive class, label 1. So what I've done here is dump the first few entries from the original labels along with the new binary label, so you can see the imbalance visually.</text:p>
      <text:p text:style-name="P1">Play video starting at :9:7 and follow transcript9:07</text:p>
      <text:p text:style-name="P1">Now when we use bincount, we can see that there are about 1,600 negative examples, but only 182 positive examples. So indeed, we have a dataset that is class imbalanced. Or as expected almost exactly a nine to one ratio of negative to positive examples.</text:p>
      <text:p text:style-name="P1">Play video starting at :9:27 and follow transcript9:27</text:p>
      <text:p text:style-name="P1">Now let's create a train test partition on this imbalance set. And then train a support vector machine classifier with these binary labels using the radial basis function as a kernel. We get the accuracy using the score method, and we can see this is just over 90%. Again at first glance, 90% accuracy for a classifier seems pretty good.</text:p>
      <text:p text:style-name="P1">Play video starting at :9:51 and follow transcript9:51</text:p>
      <text:p text:style-name="P1">However, now let's create a Dummy Classifier that correctly reflect the class imbalance to see if 90% really is that impressive.</text:p>
      <text:p text:style-name="P1">Play video starting at :10: and follow transcript10:00</text:p>
      <text:p text:style-name="P1">scikit-learn makes it easy to create a dummy classifier just by using the DummyClassifier class as shown here.</text:p>
      <text:p text:style-name="P1">Play video starting at :10:9 and follow transcript10:09</text:p>
      <text:p text:style-name="P1">Dummy classifiers, again, are called that because they don't even look at the data to make a prediction. They simply use the strategy or rule of thumb that you instruct them to use, when creating them. In fact, when you create the classifier, you set the strategy argument to tell it what rule of thumb to use to make its predictions. So here, we set this to the most frequent strategy to predict the most frequent class.</text:p>
      <text:p text:style-name="P1">Play video starting at :10:36 and follow transcript10:36</text:p>
      <text:p text:style-name="P1"><text:soft-page-break/>The DummyClassifier here is used just like a regular classifier. So to prepare it for prediction, we call the fit method on the x_train and y_train variables that hold the training set instances and labels.</text:p>
      <text:p text:style-name="P1">Play video starting at :10:50 and follow transcript10:50</text:p>
      <text:p text:style-name="P1">Now this DummyClassifier won't actually be looking at the individual data instances of those variables. But it does use the y train variable to determine which class in the training data is most frequent.</text:p>
      <text:p text:style-name="P1">Play video starting at :11:4 and follow transcript11:04</text:p>
      <text:p text:style-name="P1">Finally, just like a regular classifier, we can call the predict method to make predictions on the test set.</text:p>
      <text:p text:style-name="P1">Play video starting at :11:12 and follow transcript11:12</text:p>
      <text:p text:style-name="P1">This example shows the output of the DummyClassifier's predictions. And as promised, you can see it's always predicting 0 or the negative class for every instance in the test set.</text:p>
      <text:p text:style-name="P1">Play video starting at :11:24 and follow transcript11:24</text:p>
      <text:p text:style-name="P1">Now we can call the usual score method to get the accuracy of the DummyClassifier's constant negative prediction.</text:p>
      <text:p text:style-name="P1">Play video starting at :11:32 and follow transcript11:32</text:p>
      <text:p text:style-name="P1">And we can see it's also 90%, the same as our earlier support vector machine classifier with radio bases function kernel.</text:p>
      <text:p text:style-name="P1">Play video starting at :11:42 and follow transcript11:42</text:p>
      <text:p text:style-name="P1">So that support vector classifier was actually performing only very slightly better than the DummyClassifier.</text:p>
      <text:p text:style-name="P1">Play video starting at :11:49 and follow transcript11:49</text:p>
      <text:p text:style-name="P1">The dummy classifier provides what is called a null accuracy baseline. That is the accuracy that can be achieved by always picking the most frequent class.</text:p>
      <text:p text:style-name="P1">Play video starting at :11:59 and follow transcript11:59</text:p>
      <text:p text:style-name="P1">You should not use a dummy classifier for real classification problems, but it does provide a useful sanity check in point of comparison.</text:p>
      <text:p text:style-name="P1">Play video starting at :12:8 and follow transcript12:08</text:p>
      <text:p text:style-name="P1">There are other types of dummy classifiers that provide null base lines corresponding to other choices of the strategy parameter as shown here.</text:p>
      <text:p text:style-name="P1">Play video starting at :12:16 and follow transcript12:16</text:p>
      <text:p text:style-name="P1">Most_frequent is the strategy we've just seen that always predicts the most_frequent label. The stratified strategy, unlike the constant most_frequent prediction is a random prediction that's based on the class distributions. For example, if the positive class occurs 90% of the time in the training set. Then the stratified DummyClassifier will output the positive class label with 90% probability. Otherwise, it will output the negative class label.</text:p>
      <text:p text:style-name="P1">Play video starting at :12:47 and follow transcript12:47</text:p>
      <text:p text:style-name="P1">This can help ensure that metrics that rely on having counts of both positive and negative class prediction outcomes can be computed. The uniform strategy is another random prediction method that will generate class predictions uniformly at random. That is, all classes have an equal chance at being output as opposed to being weighed by their frequency in the training set.</text:p>
      <text:p text:style-name="P1">Play video starting at :13:10 and follow transcript13:10</text:p>
      <text:p text:style-name="P1">This strategy may be useful for gaining an accurate estimate of what the most common types of prediction errors for each class.</text:p>
      <text:p text:style-name="P1">Play video starting at :13:18 and follow transcript13:18</text:p>
      <text:p text:style-name="P1">Finally, the constant strategy can be useful when computing some metrics like F score, which we will cover in a few minutes. Well, why is that? Well, when we have a binary classification task where the most frequent class is the negative class. Turns out that using the most frequent strategy will never predict the positive class. And will never be able to count the number of positive instances that are correctly predicted. And so the overall count of such positive correct predictions will be 0. So this in turn as you will see in a few minutes, we'll cause some important metrics like F scores to always be zero. So using the constant strategy, we can force a dummy classifier to always <text:soft-page-break/>predict the positive class even if it's the minority class in a set of classes. And this will lead to more meaningful computation of F-score.</text:p>
      <text:p text:style-name="P1">Play video starting at :14:12 and follow transcript14:12</text:p>
      <text:p text:style-name="P1">So what does it mean if we discover that our classifier has close to the DummyClassifier's performance? While typically it means that the features in our model may be ineffective, or erroneously computed or missing for some reason, it could also be caused by a poor choice of kernel or hyperparameter in the model.</text:p>
      <text:p text:style-name="P1">Play video starting at :14:35 and follow transcript14:35</text:p>
      <text:p text:style-name="P1">For example, if we change the support vector classifier's kernel parameter to linear from rbf. And recompute the accuracy on this retrain classifier, we can see that this leads to much better performance of almost 98% compared to the most frequently class based line of 90%. Finally, if you have accuracy that is close to that of a dummy classifier, it could be because there is indeed a large class imbalance. And the accuracy gains produced by the classifier on the test set simply applied too few examples to produce a significant gain.</text:p>
      <text:p text:style-name="P1">Play video starting at :15:14 and follow transcript15:14</text:p>
      <text:p text:style-name="P1">In general, for imbalanced classification problems, you should use metrics other than accuracy. We'll look at one shortly called AUC, which is short for area under the curve. DummyRegressors, as you might guess, are the counterpart to DummyClassifiers for regression. And they serve a similar role as a null outcome baseline and sanity check for regression models. Since regression models have continuous value prediction outputs. The strategy parameter for DummyRegressors gives you a choice of function that you can apply to the distribution of target values found in the training set. You can ask for the mean or median value of the training set targets. The value corresponding to the quantile that you provide Or a custom constant value.</text:p>
      <text:p text:style-name="P1">Play video starting at :16:7 and follow transcript16:07</text:p>
      <text:p text:style-name="P1">Now let's look more carefully at the different types of outcomes we might see using a binary classifier. This will give us some insight into why using just accuracy doesn't give a complete picture of the classifier's performance. And will motivate our definition and exploration of additional evaluation metrics.</text:p>
      <text:p text:style-name="P1">Play video starting at :16:26 and follow transcript16:26</text:p>
      <text:p text:style-name="P1">With a positive and negative class, there are four possible outcomes that we can break into two cases corresponding to the first and second row of this matrix.</text:p>
      <text:p text:style-name="P1">Play video starting at :16:36 and follow transcript16:36</text:p>
      <text:p text:style-name="P1">If the true label for an instance is negative, the classifier can predict either negative, which is correct, and call the true negative.</text:p>
      <text:p text:style-name="P1">Play video starting at :16:45 and follow transcript16:45</text:p>
      <text:p text:style-name="P1">Or it can erroneously predict positive, which is an error and called a false positive.</text:p>
      <text:p text:style-name="P1">Play video starting at :16:51 and follow transcript16:51</text:p>
      <text:p text:style-name="P1">If the true label for an instance is positive, the classifier can predict either negative, which is an error and called a false negative. Or it can predict positive, which is correct and that's called a true positive.</text:p>
      <text:p text:style-name="P1">Play video starting at :17:5 and follow transcript17:05</text:p>
      <text:p text:style-name="P1">So maybe a quick way to remember this is that the first word in these matrix cells is false, if it's a a classifier error, or true if it's a classifier success.</text:p>
      <text:p text:style-name="P1">Play video starting at :17:16 and follow transcript17:16</text:p>
      <text:p text:style-name="P1">The second word is negative if the true label is negative and positive if the true label is positive.</text:p>
      <text:p text:style-name="P1">Play video starting at :17:22 and follow transcript17:22</text:p>
      <text:p text:style-name="P1">Another name for a false positive that you might know from statistics is a type one error. And another name for a false negative is a type two error. We're going to use these two-letter combinations, TN, FN, FP, and TP, as variable names, when defining some new evaluation metrics shortly. We'll also use capital N here to denote the total number of instances, of the sum of all the values in the matrix, the number of data points we're looking at.</text:p>
      <text:p text:style-name="P1">Play video starting at :17:56 and follow transcript17:56</text:p>
      <text:p text:style-name="P1"><text:soft-page-break/>This matrix of all combinations of predicted label and true label is called a confusion matrix.</text:p>
      <text:p text:style-name="P1">Play video starting at :18:4 and follow transcript18:04</text:p>
      <text:p text:style-name="P1">We can take any classifier prediction on a data instance and associate it with one of these matrix cells, depending on the true label of the instance and the classifier's predicted label.</text:p>
      <text:p text:style-name="P1">Play video starting at :18:16 and follow transcript18:16</text:p>
      <text:p text:style-name="P1">This also applies to multi-class classification, in addition to the special case of binary classification I've shown here. In the multi-class case with k classes, we simply have a k by k matrix instead of a two by two matrix. Scikit-learn makes it easy to compute a confusion matrix for your classifier. Let's take a look at the notebook. Here, we import the confusion matrix class from sklearn.metrics. We're going to use the same training set from the digits data set with the binary imbalance labels that we created earlier.</text:p>
      <text:p text:style-name="P1">Play video starting at :18:54 and follow transcript18:54</text:p>
      <text:p text:style-name="P1">To get the confusion matrix, we simply pass the y_test set of predicted labels and the y predicted set of predicted labels and then print the output. The order of the cells of the little matrix output here is the same as the one I just showed on the slide.</text:p>
      <text:p text:style-name="P1">Play video starting at :19:11 and follow transcript19:11</text:p>
      <text:p text:style-name="P1">True negative and false negative are in the first column, and true positive and false positive are in the second column.</text:p>
      <text:p text:style-name="P1">Play video starting at :19:19 and follow transcript19:19</text:p>
      <text:p text:style-name="P1">In particular, the successful predictions of the classifier are on the diagonal where the true class matches the predicted class. The cells off the diagonal represent errors of different types.</text:p>
      <text:p text:style-name="P1">Play video starting at :19:31 and follow transcript19:31</text:p>
      <text:p text:style-name="P1">Here, we compute the confusion matrices for different choices of classifier in the problem so we can see how they shift slightly with different choices of model.</text:p>
      <text:p text:style-name="P1">Play video starting at :19:41 and follow transcript19:41</text:p>
      <text:p text:style-name="P1">And this gives us some insight into the nature of successes and failures observed for each type of classifier.</text:p>
      <text:p text:style-name="P1">Play video starting at :19:48 and follow transcript19:48</text:p>
      <text:p text:style-name="P1">So first, we'll apply the most frequent class DummyClassifier we saw earlier. What we can see here is that the right column, that represent cases where the classifier predicted the positive class, is all zero. Which makes sense for this dummy classifier because it's always predicting the negative class, the most frequent one. We see that 407 instances are true negatives, and there are 43 errors that are false negatives.</text:p>
      <text:p text:style-name="P1">Play video starting at :20:16 and follow transcript20:16</text:p>
      <text:p text:style-name="P1">Here we apply the stratified DummyClassifier that gives random output in proportion to the ratio labels in the training set. Now the right column is no longer all zero because this DummyClassifier does predict occasionally predict the positive class. If we add the numbers in the right column, we see that 32 plus 6 equals 38 times the number of times the classifier predicted the positive class. Of those times, in six cases, the lower right diagonal, this was a true positive.</text:p>
      <text:p text:style-name="P1">Play video starting at :20:49 and follow transcript20:49</text:p>
      <text:p text:style-name="P1">In the next case, we'll apply a support vector classifier with linear kernel and seed parameter equal to one.</text:p>
      <text:p text:style-name="P1">Play video starting at :20:57 and follow transcript20:57</text:p>
      <text:p text:style-name="P1">We note that looking along the diagonal compared to the stratified dummy classifier above, which had a total of 375 plus 6, or 381 correct predictions. The support vector classifier has a total of 402 plus 38, which is 440 correct predictions on the same data set.</text:p>
      <text:p text:style-name="P1">Play video starting at :21:20 and follow transcript21:20</text:p>
      <text:p text:style-name="P1">Likewise, we can apply a logistic regression classifier, and that obtains similar results to the support vector classifier. And finally, we can apply a decision tree classifier, and look at the confusion matrix that results from that. One thing we notice is, that unlike the support vector or logistic regression classifier, which had balanced numbers of false negatives and false positives. The decision tree makes more than twice as many false negative errors, 17 of them actually, as false <text:soft-page-break/>positive errors, of which there are 7. Now that we've seen how a confusion matrix can give us a little more information about the types of errors a classifier makes, we're ready to move ahead and and define some new types of evaluation metrics that use information from the computing matrix to give different perspectives on classifier performance</text:p>
      <text:p text:style-name="P1"/>
      <text:p text:style-name="P3">CONFUSION MATRICES &amp; BASIC EVALUATION METRICS</text:p>
      <text:p text:style-name="P5">So, let's go back to the matrix of possible binary classification outcomes. This time filled out with the actual counts from the notebooks decision tree output. Remember our original motivation for creating this matrix was to go beyond a single number accuracy, to get more insight into the different types of prediction successes and failures of a given classifier. Now we have these four numbers that we can examine and compare manually. Let's look at this classification result visually to help us connect these four numbers to a classifier's performance. What I've done here is plot the data instances by using two specific feature values out of the total 64 feature values that make up each instance in the digits dataset. The black points here are the instances with true class positive namely the digit one and the white points have true class negative, that is, there are all the other digits except for one. The black line shows a hypothetical linear classifier's decision boundary for which any instance to the left of the decision boundary is predicted to be in the positive class and everything to the right of the decision boundary is predicted to be in the negative class. The true positive points are those black points in the positive prediction region and false positives are those white points in the positive prediction region. Likewise, true negatives are the white points in the negative prediction region and false negatives are black points in the negative prediction region. We've already seen one metric that can be derived from the confusion matrix counts namely accuracy. The successful predictions of the classifier, the ones where the predicted class matches the true class are along the diagonal of the confusion matrix. So, if we add up all the accounts along the diagonal, that will give us the total number of correct predictions across all classes, and dividing this sum by the total number of instances gives us accuracy. But, let's look at some other evaluation metrics we can compute from these four numbers. Well, a very simple related number that's sometimes used is classification error, which is the sum of the counts off the diagonal namely all of the errors divided by total instance count, and numerically, this is equivalent to just one minus the accuracy. Now, for a more interesting example, let's suppose, going back to our medical tumor detecting classifier that we wanted an evaluation metric that would give higher scores to classifiers that not only achieved the high number of true positives but also avoided false negatives. That is, that rarely failed to detect a true cancerous tumor. Recall, also known as the true positive rate, sensitivity or probability of detection is such an evaluation metric and it's obtained by dividing the number of true positives by the sum of true positives and false negatives. You can see from this formula that there are two ways to get a larger recall number. First, by either increasing the number of true positives or by reducing the number of false negatives. Since this will make the denominator smaller. In this example there are 26 true positives and 17 false negatives which gives a recall of 0.6. Now suppose that we have a machine learning task, where it's really important to avoid false positives. In other words, we're fine with cases where not all true positive instances are detected but when the classifier does predict the positive class, we want to be very confident that it's correct. A lot of customer facing prediction problems are like this, for example, predicting when to show a user A query suggestion in a web search interface might be one such scenario. Users will often remember the failures of a machine learning prediction even when the majority of predictions are successes. So, precision is an evaluation metric that reflects the situation and is obtained by dividing the number of true positives by the sum of true positives and false positives. So to increase precision, we must either increase the number of true positives the classifier predicts or reduce the number of errors where the classifier incorrectly predicts that a negative instance is in the positive class. Here, the classifier has made seven false positive errors and so the precision is 0.79. Another related evaluation metric that will be useful is called the false positive rate, also known as specificity. This gives the fraction of all negative instances that the classifier incorrectly identifies as positive. Here, we have seven false positives, which out of a total of 407 negative instances, gives a <text:soft-page-break/>false positive rate of 0.02. Going back to our classifier visualization, let's look at how precision and recall can be interpreted. The numbers that are in the confusion matrix here are derived from this classification scenario. We can see that a precision of 0.68 means that about 68 percent of the points in the positive prediction region to the left of the decision boundary or 13 out of the 19 instances are correctly labeled as positive. A recall of 0.87 means, that of all true positive instances, so all black points in the figure, the positive prediction region has 'found about 87 percent of them' or 13 out of 15. If we wanted a classifier that was oriented towards higher levels of precision like in the search engine query suggestion task, we might want a decision boundary instead that look like this. Now, all the points in the positive prediction region seven out of seven are true positives, giving us a perfect precision of 1.0. Now, this comes at a cost because out of the 15 total positive instances eight of them are now false negatives, in other words, they're incorrectly predicted as being negative. And so, recall drops to 7 divided by 15 or 0.47. On the other hand, if our classification task is like the tumor detection example, we want to minimize false negatives and obtain high recall. In which case, we would want the classifier's decision boundary to look more like this. Now, all 15 positive instances have been correctly predicted as being in the positive class, which means these tumors have all been detected. However, this also comes with a cost since the number of false positives, things that the detector triggers as possible tumors for example that are actually not, has gone up. So, recall is a perfect 1.0 score but the precision has dropped to 15 out of 42 or 0.36. These examples illustrate a classic trade-off that often appears in machine learning applications. Namely, that you can often increase the precision of a classifier but the downside is that you may reduce recall, or you could increase the recall of a classifier at the cost of reducing precision. Recall oriented machine learning tasks include medical and legal applications, where the consequences of not correctly identifying a positive example can be high. Often in these scenarios human experts are deployed to help filter out the false positives that almost inevitably increase with high recall applications. Many customer facing machine learning tasks, as I just mentioned, are often precision oriented since here the consequences of false positives can be high, for example, hurting the customer's experience on a website by providing incorrect or unhelpful information. Examples include, search engine ranking and classifying documents to annotate them with topic tags. When evaluating classifiers, it's often convenient to compute a quantity known as an F1 score, that combines precision and recall into a single number. Mathematically, this is based on the harmonic mean of precision and recall using this formula. After a little bit of algebra, we can rewrite the F1 score in terms of the quantities that we saw in the confusion matrix: true positives, false negatives and false positives. This F1 score is a special case of a more general evaluation metric known as an F score that introduces a parameter beta. By adjusting beta we can control how much emphasis an evaluation is given to precision versus recall. For example, if we have precision oriented users, we might say a beta equal to 0.5, since we want false positives to hurt performance more than false negatives. For recall oriented situations, we might set beta to a number larger than one, say two, to emphasize that false negatives should hurt performance more than false positives. The setting of beta equals one corresponds to the F1 score special case that we just saw that weights precision and recall equally. Let's take a look now at how we can compute these evaluation metrics in Python using scikit-learn. Scikit-learn metrics provides functions for computing accuracy, precision, recall, and F1 score as shown here in the notebook. The input to these functions is the same. The first argument here, y_test, is the array of true labels of the test set data instances and the second argument is the array of predicted labels for the test set data instances. Here we're using a variable called tree_predicted which are the predicted labels using the decision tree classifier in the previous notebook step. It's often useful when analyzing classifier performance to compute all of these metrics at once. So, sklearn metrics provides a handy classification report function. Like the previous core functions, classification report takes the true and predicted labels as the first two required arguments. It also takes some optional arguments that control the format of the output. Here, we use the target names option to label the classes in the output table. You can take a look at the scikit-learn documentation for more information on the other output options. The last column support, shows the number of instances in the test set that have that true label. Here we show <text:soft-page-break/>classification reports for four different classifiers on the binary digit classification problem. The first set of results is from the dummy</text:p>
      <text:p text:style-name="P5"><text:s/>classifier and we can see that as expected both precision and recall for the positive class are very low since the dummy classifier is simply guessing randomly with low probability of predicting that positive class for the positive instances.</text:p>
      <text:p text:style-name="P5"/>
      <text:p text:style-name="P4">CLASSIFIER DECISION FUNCTIONS</text:p>
      <text:p text:style-name="P6">Many classifiers in scikit learn can provide information about the uncertainty associated with a particular prediction either by using the decision function method or the predict proba method.</text:p>
      <text:p text:style-name="P6">Play video starting at ::21 and follow transcript0:21</text:p>
      <text:p text:style-name="P6">When given a set of test points, the decision function method provides for each one a classifier score value that indicates how confidently classifier predicts the positive class. So there will be large magnitude positive scores for those points, or it predicts a negative class, there'll be large magnitude negative scores for negative points.</text:p>
      <text:p text:style-name="P6">Play video starting at ::43 and follow transcript0:43</text:p>
      <text:p text:style-name="P6">Here's an example in the notebook showing the first few instances from our classification problem using a logistic regression classifier. We can see the instances in the negative class often have large magnitude negative scores. And indeed the instances in the positive class has positive scores from the logistic regression classifier.</text:p>
      <text:p text:style-name="P6">Play video starting at :1:4 and follow transcript1:04</text:p>
      <text:p text:style-name="P6">Likewise, the predict proba function provides predicted probabilities of class membership.</text:p>
      <text:p text:style-name="P6">Play video starting at :1:10 and follow transcript1:10</text:p>
      <text:p text:style-name="P6">Typically a classifier which use the more likely class. That is in a binary classifier, you find the class with probability greater than 50%. Adjusting this decision threshold affects the prediction of the classifier.</text:p>
      <text:p text:style-name="P6">Play video starting at :1:25 and follow transcript1:25</text:p>
      <text:p text:style-name="P6">A higher threshold means that a classifier has to be more confident in predicting the class. For example, we might predict class one only if the estimated probability of class one was over 70%. And this results in a more conservative classifier.</text:p>
      <text:p text:style-name="P6">Play video starting at :1:40 and follow transcript1:40</text:p>
      <text:p text:style-name="P6">Here's an example of getting these prediction probabilities for the test instances for the same logistic regression classifier.</text:p>
      <text:p text:style-name="P6">Play video starting at :1:48 and follow transcript1:48</text:p>
      <text:p text:style-name="P6">You can see that many entries with a positive label of one, have a high probability like 0.995. While many negative label instances have a very low prediction probability. Note that not all models provide useful probability estimates of this type. For example, a model that was over-fit to a trending set. Might provide overly optimistic high probabilities that were in fact not accurate.</text:p>
      <text:p text:style-name="P6">Play video starting at :2:14 and follow transcript2:14</text:p>
      <text:p text:style-name="P6">Now, we can use these decision scores or prediction probabilities for getting more complete evaluation picture of a classifiers performance. For a particular application, we might pick a specific decision threshold depending on whether we want the classifier to be more or less conservative about making false-positive or false-negative errors. It might not be entirely clear when developing a new model, what the right decision threshold would be, and how that choice will affect evaluation metrics like precision and recall. So instead, what we'll do is, look at how classifier performs for all possible decision thresholds. This example shows how that works. On the left here is a list of test instances with their true label and classifier score.</text:p>
      <text:p text:style-name="P6">Play video starting at :3: and follow transcript3:00</text:p>
      <text:p text:style-name="P6">If we set a decision threshold, then all the instances above that line, for example if we set the decision threshold to be -20 here.</text:p>
      <text:p text:style-name="P6">Play video starting at :3:14 and follow transcript3:14</text:p>
      <text:p text:style-name="P6"><text:soft-page-break/>Then, all the instances above the line are below the threshold of -20. So -20 or less and all the instances in this direction are above the threshold of -20. And so the ones below the threshold will be predicted to be in the- class.</text:p>
      <text:p text:style-name="P6">Play video starting at :3:34 and follow transcript3:34</text:p>
      <text:p text:style-name="P6">And the ones above the threshold will be predicted to be in the + class.</text:p>
      <text:p text:style-name="P6">Play video starting at :3:41 and follow transcript3:41</text:p>
      <text:p text:style-name="P6">So, if we pick the specific threshold, so in this case, -20. And we partition the test points in this way. We can compute partition and recall for the points that are predicted to be in the positive class. So in this case, we have 12 instances here, 12 total instances.</text:p>
      <text:p text:style-name="P6">Play video starting at :4:7 and follow transcript4:07</text:p>
      <text:p text:style-name="P6">They're being predicted as positive and only four of them, this one, this one, this one, and this one are actually positive and so the precision here is 4 divided by 12 or approximately 0.34.</text:p>
      <text:p text:style-name="P6">Play video starting at :4:24 and follow transcript4:24</text:p>
      <text:p text:style-name="P6">The recall on the other hand, there are four positive labeled instances in the whole set of test examples here and we've found all of them with this particular threshold setting. So the recall here is 4 out of 4, we found all four positive labeled examples. And so, for this particular threshold of -20, we can obtain precision on re cost score for that threshold.</text:p>
      <text:p text:style-name="P6">Play video starting at :4:53 and follow transcript4:53</text:p>
      <text:p text:style-name="P6">Let's pick a different threshold let's look at what happened when the threshold is -10? Right here, so again anything below this line is treated and has a higher value than -10 here, so those would be treated as + predictions.</text:p>
      <text:p text:style-name="P6">Play video starting at :5:11 and follow transcript5:11</text:p>
      <text:p text:style-name="P6">Things above the line have a score below -10, so these would be predicted to be</text:p>
      <text:p text:style-name="P6">Play video starting at :5:18 and follow transcript5:18</text:p>
      <text:p text:style-name="P6">And again, we can compute a precision and recall for this decision threshold setting, and we can see here that there are a total of six instances in the + prediction class. Of which four are actually of the positive class, and so the precision here is 4 over 6 or about 0.67. And again, the recall here is going to be 4 out of 4, and it's going to be 1.0. Again, so that corresponds to this point in the table over here. And then as were computing these different precision and recalls for different Thresholds. We can also plot them on this precision recall chart. So the first pair of precision recall numbers that I got, 0.34 and 1.0, we can plot on this point in precision recall space. The second example, so this was for the threshold of -20.</text:p>
      <text:p text:style-name="P6">Play video starting at :6:22 and follow transcript6:22</text:p>
      <text:p text:style-name="P6">When the threshold was -10, we got precision of .67 and a recall of 1 corresponding to this point that we can plot.</text:p>
      <text:p text:style-name="P6">Play video starting at :6:31 and follow transcript6:31</text:p>
      <text:p text:style-name="P6">And so you can see that if we do this for a number of other thresholds, for example the threshold of 0, we'll get a precision of 0.75. And a recall of 0.75 that corresponds to this point.</text:p>
      <text:p text:style-name="P6">Play video starting at :6:45 and follow transcript6:45</text:p>
      <text:p text:style-name="P6">And in that choice of decision threshold. And we can keep doing that for different thresholds. And we actually are plotting a series of points through the space which we can be connected at as a curve.</text:p>
      <text:p text:style-name="P6">Play video starting at :6:59 and follow transcript6:59</text:p>
      <text:p text:style-name="P6">And so in this way, we can get a more complete picture by varying the threshold of how the precision and recall of the result and classifier output changes as a function of the decision threshold.</text:p>
      <text:p text:style-name="P6">Play video starting at :7:13 and follow transcript7:13</text:p>
      <text:p text:style-name="P6">And this resulting chart here is called a precision recall curve and we'll look at it in more detail n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2T08:59:50.566568730</meta:creation-date>
    <dc:date>2021-04-12T16:05:22.631197113</dc:date>
    <meta:editing-duration>PT7H5M36S</meta:editing-duration>
    <meta:editing-cycles>3</meta:editing-cycles>
    <meta:generator>LibreOffice/6.0.7.3$Linux_X86_64 LibreOffice_project/00m0$Build-3</meta:generator>
    <meta:document-statistic meta:table-count="0" meta:image-count="0" meta:object-count="0" meta:page-count="10" meta:paragraph-count="207" meta:word-count="6817" meta:character-count="41107" meta:non-whitespace-character-count="34496"/>
  </office:meta>
</office:document-meta>
</file>